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713in" svg:height="4.622in" svg:x="3.5988in" svg:y="0.0417in">
            <draw:object draw:notify-on-update-of-ranges="Sheet1.A2:Sheet1.A16 Sheet1.B1:Sheet1.B1 Sheet1.B2:Sheet1.B16 Sheet1.A2:Sheet1.A16 Sheet1.C1:Sheet1.C1 Sheet1.C2:Sheet1.C16 Sheet1.A2:Sheet1.A16 Sheet1.D1:Sheet1.D1 Sheet1.D2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squid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o rules</text:p>
          </table:table-cell>
          <table:table-cell table:number-columns-repeated="2"/>
          <table:table-cell table:style-name="Default" office:value-type="string" calcext:value-type="string">
            <text:p>squid</text:p>
          </table:table-cell>
          <table:table-cell table:style-name="Default" office:value-type="string" calcext:value-type="string">
            <text:p>rules</text:p>
          </table:table-cell>
          <table:table-cell table:style-name="Default" office:value-type="string" calcext:value-type="string">
            <text:p>no ru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3" calcext:value-type="float">
            <text:p>13.83</text:p>
          </table:table-cell>
          <table:table-cell office:value-type="float" office:value="13.92" calcext:value-type="float">
            <text:p>13.9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1-[.B2]/[.$B2]" office:value-type="percentage" office:value="0" calcext:value-type="percentage">
            <text:p>0.00%</text:p>
          </table:table-cell>
          <table:table-cell table:formula="of:=1-[.C2]/[.$B2]" office:value-type="percentage" office:value="-0.00650759219088926" calcext:value-type="percentage">
            <text:p>-0.65%</text:p>
          </table:table-cell>
          <table:table-cell table:formula="of:=1-[.D2]/[.$B2]" office:value-type="percentage" office:value="-0.229211858279103" calcext:value-type="percentage">
            <text:p>-22.9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91" calcext:value-type="float">
            <text:p>22.91</text:p>
          </table:table-cell>
          <table:table-cell office:value-type="float" office:value="24.05" calcext:value-type="float">
            <text:p>24.05</text:p>
          </table:table-cell>
          <table:table-cell/>
          <table:table-cell office:value-type="float" office:value="2" calcext:value-type="float">
            <text:p>2</text:p>
          </table:table-cell>
          <table:table-cell table:formula="of:=1-[.B3]/[.$B3]" office:value-type="percentage" office:value="0" calcext:value-type="percentage">
            <text:p>0.00%</text:p>
          </table:table-cell>
          <table:table-cell table:formula="of:=1-[.C3]/[.$B3]" office:value-type="percentage" office:value="0" calcext:value-type="percentage">
            <text:p>0.00%</text:p>
          </table:table-cell>
          <table:table-cell table:formula="of:=1-[.D3]/[.$B3]" office:value-type="percentage" office:value="-0.0497599301615015" calcext:value-type="percentage">
            <text:p>-4.9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63" calcext:value-type="float">
            <text:p>34.63</text:p>
          </table:table-cell>
          <table:table-cell office:value-type="float" office:value="35.22" calcext:value-type="float">
            <text:p>35.22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3" calcext:value-type="float">
            <text:p>3</text:p>
          </table:table-cell>
          <table:table-cell table:formula="of:=1-[.B4]/[.$B4]" office:value-type="percentage" office:value="0" calcext:value-type="percentage">
            <text:p>0.00%</text:p>
          </table:table-cell>
          <table:table-cell table:formula="of:=1-[.C4]/[.$B4]" office:value-type="percentage" office:value="-0.0170372509384926" calcext:value-type="percentage">
            <text:p>-1.70%</text:p>
          </table:table-cell>
          <table:table-cell table:formula="of:=1-[.D4]/[.$B4]" office:value-type="percentage" office:value="-0.0366734045625179" calcext:value-type="percentage">
            <text:p>-3.6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56" calcext:value-type="float">
            <text:p>41.56</text:p>
          </table:table-cell>
          <table:table-cell office:value-type="float" office:value="41.26" calcext:value-type="float">
            <text:p>41.26</text:p>
          </table:table-cell>
          <table:table-cell office:value-type="float" office:value="47.62" calcext:value-type="float">
            <text:p>47.62</text:p>
          </table:table-cell>
          <table:table-cell/>
          <table:table-cell office:value-type="float" office:value="4" calcext:value-type="float">
            <text:p>4</text:p>
          </table:table-cell>
          <table:table-cell table:formula="of:=1-[.B5]/[.$B5]" office:value-type="percentage" office:value="0" calcext:value-type="percentage">
            <text:p>0.00%</text:p>
          </table:table-cell>
          <table:table-cell table:formula="of:=1-[.C5]/[.$B5]" office:value-type="percentage" office:value="0.00721847930702613" calcext:value-type="percentage">
            <text:p>0.72%</text:p>
          </table:table-cell>
          <table:table-cell table:formula="of:=1-[.D5]/[.$B5]" office:value-type="percentage" office:value="-0.145813282001925" calcext:value-type="percentage">
            <text:p>-14.5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.99" calcext:value-type="float">
            <text:p>55.99</text:p>
          </table:table-cell>
          <table:table-cell office:value-type="float" office:value="54.25" calcext:value-type="float">
            <text:p>54.25</text:p>
          </table:table-cell>
          <table:table-cell office:value-type="float" office:value="54.23" calcext:value-type="float">
            <text:p>54.23</text:p>
          </table:table-cell>
          <table:table-cell/>
          <table:table-cell office:value-type="float" office:value="5" calcext:value-type="float">
            <text:p>5</text:p>
          </table:table-cell>
          <table:table-cell table:formula="of:=1-[.B6]/[.$B6]" office:value-type="percentage" office:value="0" calcext:value-type="percentage">
            <text:p>0.00%</text:p>
          </table:table-cell>
          <table:table-cell table:formula="of:=1-[.C6]/[.$B6]" office:value-type="percentage" office:value="0.0310769780317914" calcext:value-type="percentage">
            <text:p>3.11%</text:p>
          </table:table-cell>
          <table:table-cell table:formula="of:=1-[.D6]/[.$B6]" office:value-type="percentage" office:value="0.031434184675835" calcext:value-type="percentage">
            <text:p>3.1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36" calcext:value-type="float">
            <text:p>70.36</text:p>
          </table:table-cell>
          <table:table-cell office:value-type="float" office:value="68.09" calcext:value-type="float">
            <text:p>68.09</text:p>
          </table:table-cell>
          <table:table-cell office:value-type="float" office:value="66.35" calcext:value-type="float">
            <text:p>66.35</text:p>
          </table:table-cell>
          <table:table-cell/>
          <table:table-cell office:value-type="float" office:value="6" calcext:value-type="float">
            <text:p>6</text:p>
          </table:table-cell>
          <table:table-cell table:formula="of:=1-[.B7]/[.$B7]" office:value-type="percentage" office:value="0" calcext:value-type="percentage">
            <text:p>0.00%</text:p>
          </table:table-cell>
          <table:table-cell table:formula="of:=1-[.C7]/[.$B7]" office:value-type="percentage" office:value="0.0322626492325184" calcext:value-type="percentage">
            <text:p>3.23%</text:p>
          </table:table-cell>
          <table:table-cell table:formula="of:=1-[.D7]/[.$B7]" office:value-type="percentage" office:value="0.0569926094371803" calcext:value-type="percentage">
            <text:p>5.7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92" calcext:value-type="float">
            <text:p>79.92</text:p>
          </table:table-cell>
          <table:table-cell office:value-type="float" office:value="75.86" calcext:value-type="float">
            <text:p>75.86</text:p>
          </table:table-cell>
          <table:table-cell office:value-type="float" office:value="79.62" calcext:value-type="float">
            <text:p>79.62</text:p>
          </table:table-cell>
          <table:table-cell/>
          <table:table-cell office:value-type="float" office:value="7" calcext:value-type="float">
            <text:p>7</text:p>
          </table:table-cell>
          <table:table-cell table:formula="of:=1-[.B8]/[.$B8]" office:value-type="percentage" office:value="0" calcext:value-type="percentage">
            <text:p>0.00%</text:p>
          </table:table-cell>
          <table:table-cell table:formula="of:=1-[.C8]/[.$B8]" office:value-type="percentage" office:value="0.0508008008008008" calcext:value-type="percentage">
            <text:p>5.08%</text:p>
          </table:table-cell>
          <table:table-cell table:formula="of:=1-[.D8]/[.$B8]" office:value-type="percentage" office:value="0.00375375375375375" calcext:value-type="percentage">
            <text:p>0.3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2.9" calcext:value-type="float">
            <text:p>112.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-[.B9]/[.$B9]" office:value-type="percentage" office:value="0" calcext:value-type="percentage">
            <text:p>0.00%</text:p>
          </table:table-cell>
          <table:table-cell table:formula="of:=1-[.C9]/[.$B9]" office:value-type="percentage" office:value="0.00351617440225038" calcext:value-type="percentage">
            <text:p>0.35%</text:p>
          </table:table-cell>
          <table:table-cell table:formula="of:=1-[.D9]/[.$B9]" office:value-type="percentage" office:value="0.00755977496483828" calcext:value-type="percentage">
            <text:p>0.7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.76" calcext:value-type="float">
            <text:p>173.76</text:p>
          </table:table-cell>
          <table:table-cell office:value-type="float" office:value="171.21" calcext:value-type="float">
            <text:p>171.21</text:p>
          </table:table-cell>
          <table:table-cell office:value-type="float" office:value="168.69" calcext:value-type="float">
            <text:p>168.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-[.B10]/[.$B10]" office:value-type="percentage" office:value="0" calcext:value-type="percentage">
            <text:p>0.00%</text:p>
          </table:table-cell>
          <table:table-cell table:formula="of:=1-[.C10]/[.$B10]" office:value-type="percentage" office:value="0.0146754143646408" calcext:value-type="percentage">
            <text:p>1.47%</text:p>
          </table:table-cell>
          <table:table-cell table:formula="of:=1-[.D10]/[.$B10]" office:value-type="percentage" office:value="0.0291781767955801" calcext:value-type="percentage">
            <text:p>2.9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.22" calcext:value-type="float">
            <text:p>230.22</text:p>
          </table:table-cell>
          <table:table-cell office:value-type="float" office:value="226.29" calcext:value-type="float">
            <text:p>226.29</text:p>
          </table:table-cell>
          <table:table-cell office:value-type="float" office:value="227.82" calcext:value-type="float">
            <text:p>227.8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-[.B11]/[.$B11]" office:value-type="percentage" office:value="0" calcext:value-type="percentage">
            <text:p>0.00%</text:p>
          </table:table-cell>
          <table:table-cell table:formula="of:=1-[.C11]/[.$B11]" office:value-type="percentage" office:value="0.0170706280948658" calcext:value-type="percentage">
            <text:p>1.71%</text:p>
          </table:table-cell>
          <table:table-cell table:formula="of:=1-[.D11]/[.$B11]" office:value-type="percentage" office:value="0.0104248110502997" calcext:value-type="percentage">
            <text:p>1.04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7.23" calcext:value-type="float">
            <text:p>347.23</text:p>
          </table:table-cell>
          <table:table-cell office:value-type="float" office:value="341.89" calcext:value-type="float">
            <text:p>341.89</text:p>
          </table:table-cell>
          <table:table-cell office:value-type="float" office:value="323.69" calcext:value-type="float">
            <text:p>323.6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-[.B12]/[.$B12]" office:value-type="percentage" office:value="0" calcext:value-type="percentage">
            <text:p>0.00%</text:p>
          </table:table-cell>
          <table:table-cell table:formula="of:=1-[.C12]/[.$B12]" office:value-type="percentage" office:value="0.0153788555136366" calcext:value-type="percentage">
            <text:p>1.54%</text:p>
          </table:table-cell>
          <table:table-cell table:formula="of:=1-[.D12]/[.$B12]" office:value-type="percentage" office:value="0.0677936814215362" calcext:value-type="percentage">
            <text:p>6.7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0.07" calcext:value-type="float">
            <text:p>580.07</text:p>
          </table:table-cell>
          <table:table-cell office:value-type="float" office:value="565.35" calcext:value-type="float">
            <text:p>565.35</text:p>
          </table:table-cell>
          <table:table-cell office:value-type="float" office:value="569.79" calcext:value-type="float">
            <text:p>569.7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-[.B13]/[.$B13]" office:value-type="percentage" office:value="0" calcext:value-type="percentage">
            <text:p>0.00%</text:p>
          </table:table-cell>
          <table:table-cell table:formula="of:=1-[.C13]/[.$B13]" office:value-type="percentage" office:value="0.0253762476942438" calcext:value-type="percentage">
            <text:p>2.54%</text:p>
          </table:table-cell>
          <table:table-cell table:formula="of:=1-[.D13]/[.$B13]" office:value-type="percentage" office:value="0.017721999069078" calcext:value-type="percentage">
            <text:p>1.77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8.03" calcext:value-type="float">
            <text:p>858.03</text:p>
          </table:table-cell>
          <table:table-cell office:value-type="float" office:value="812.29" calcext:value-type="float">
            <text:p>812.29</text:p>
          </table:table-cell>
          <table:table-cell office:value-type="float" office:value="825.05" calcext:value-type="float">
            <text:p>825.0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1-[.B14]/[.$B14]" office:value-type="percentage" office:value="0" calcext:value-type="percentage">
            <text:p>0.00%</text:p>
          </table:table-cell>
          <table:table-cell table:formula="of:=1-[.C14]/[.$B14]" office:value-type="percentage" office:value="0.0533081593883664" calcext:value-type="percentage">
            <text:p>5.33%</text:p>
          </table:table-cell>
          <table:table-cell table:formula="of:=1-[.D14]/[.$B14]" office:value-type="percentage" office:value="0.0384368844912183" calcext:value-type="percentage">
            <text:p>3.84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1.98" calcext:value-type="float">
            <text:p>1141.98</text:p>
          </table:table-cell>
          <table:table-cell office:value-type="float" office:value="1059.47" calcext:value-type="float">
            <text:p>1059.47</text:p>
          </table:table-cell>
          <table:table-cell office:value-type="float" office:value="1101.69" calcext:value-type="float">
            <text:p>1101.6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-[.B15]/[.$B15]" office:value-type="percentage" office:value="0" calcext:value-type="percentage">
            <text:p>0.00%</text:p>
          </table:table-cell>
          <table:table-cell table:formula="of:=1-[.C15]/[.$B15]" office:value-type="percentage" office:value="0.0722517031821923" calcext:value-type="percentage">
            <text:p>7.23%</text:p>
          </table:table-cell>
          <table:table-cell table:formula="of:=1-[.D15]/[.$B15]" office:value-type="percentage" office:value="0.0352808280355172" calcext:value-type="percentage">
            <text:p>3.53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67.22" calcext:value-type="float">
            <text:p>2167.22</text:p>
          </table:table-cell>
          <table:table-cell office:value-type="float" office:value="1843.03" calcext:value-type="float">
            <text:p>1843.03</text:p>
          </table:table-cell>
          <table:table-cell office:value-type="float" office:value="1851.55" calcext:value-type="float">
            <text:p>1851.5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1-[.B16]/[.$B16]" office:value-type="percentage" office:value="0" calcext:value-type="percentage">
            <text:p>0.00%</text:p>
          </table:table-cell>
          <table:table-cell table:formula="of:=1-[.C16]/[.$B16]" office:value-type="percentage" office:value="0.149587951384723" calcext:value-type="percentage">
            <text:p>14.96%</text:p>
          </table:table-cell>
          <table:table-cell table:formula="of:=1-[.D16]/[.$B16]" office:value-type="percentage" office:value="0.145656647686898" calcext:value-type="percentage">
            <text:p>14.5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5:55:02.443443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9:32:27.839677160</meta:creation-date>
    <dc:date>2014-12-12T19:42:19.826593555</dc:date>
    <meta:editing-duration>P0D</meta:editing-duration>
    <meta:editing-cycles>1</meta:editing-cycles>
    <meta:generator>LibreOffice/4.2.6.3$Linux_X86_64 LibreOffice_project/420m0$Build-3</meta:gener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24cm" svg:height="11.741cm" xlink:href=".." xlink:type="simple" chart:class="chart:scatter" chart:style-name="ch1">
        <chart:legend chart:legend-position="end" svg:x="16.163cm" svg:y="5.073cm" style:legend-expansion="high" chart:style-name="ch2"/>
        <chart:plot-area chart:style-name="ch3" table:cell-range-address="Sheet1.A2:Sheet1.D16 Sheet1.B1:Sheet1.D1" chart:data-source-has-labels="row" svg:x="0.824cm" svg:y="1.071cm" svg:width="14.591cm" svg:height="10.016cm">
          <chartooo:coordinate-region svg:x="1.816cm" svg:y="1.27cm" svg:width="13.319cm" svg:height="9.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7" chart:values-cell-range-address="Sheet1.C2:Sheet1.C16" chart:label-cell-address="Sheet1.C1:Sheet1.C1" chart:class="chart:scatter">
            <chart:data-point chart:repeated="15"/>
          </chart:series>
          <chart:series chart:style-name="ch8" chart:values-cell-range-address="Sheet1.D2:Sheet1.D16" chart:label-cell-address="Sheet1.D1:Sheet1.D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uid</text:p>
                <draw:g>
                  <svg:desc>Sheet1.B1:Sheet1.B1</svg:desc>
                </draw:g>
              </table:table-cell>
              <table:table-cell office:value-type="string">
                <text:p>rules</text:p>
                <draw:g>
                  <svg:desc>Sheet1.C1:Sheet1.C1</svg:desc>
                </draw:g>
              </table:table-cell>
              <table:table-cell office:value-type="string">
                <text:p>no rul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13.83">
                <text:p>13.83</text:p>
                <draw:g>
                  <svg:desc>Sheet1.B2:Sheet1.B16</svg:desc>
                </draw:g>
              </table:table-cell>
              <table:table-cell office:value-type="float" office:value="13.92">
                <text:p>13.92</text:p>
                <draw:g>
                  <svg:desc>Sheet1.C2:Sheet1.C16</svg:desc>
                </draw:g>
              </table:table-cell>
              <table:table-cell office:value-type="float" office:value="17">
                <text:p>17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91">
                <text:p>22.91</text:p>
              </table:table-cell>
              <table:table-cell office:value-type="float" office:value="22.91">
                <text:p>22.91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.63">
                <text:p>34.63</text:p>
              </table:table-cell>
              <table:table-cell office:value-type="float" office:value="35.22">
                <text:p>35.22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56">
                <text:p>41.56</text:p>
              </table:table-cell>
              <table:table-cell office:value-type="float" office:value="41.26">
                <text:p>41.26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.99">
                <text:p>55.99</text:p>
              </table:table-cell>
              <table:table-cell office:value-type="float" office:value="54.25">
                <text:p>54.25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.36">
                <text:p>70.36</text:p>
              </table:table-cell>
              <table:table-cell office:value-type="float" office:value="68.09">
                <text:p>68.09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9.92">
                <text:p>79.92</text:p>
              </table:table-cell>
              <table:table-cell office:value-type="float" office:value="75.86">
                <text:p>75.86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3.76">
                <text:p>113.76</text:p>
              </table:table-cell>
              <table:table-cell office:value-type="float" office:value="113.36">
                <text:p>113.36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73.76">
                <text:p>173.76</text:p>
              </table:table-cell>
              <table:table-cell office:value-type="float" office:value="171.21">
                <text:p>171.21</text:p>
              </table:table-cell>
              <table:table-cell office:value-type="float" office:value="168.69">
                <text:p>168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30.22">
                <text:p>230.22</text:p>
              </table:table-cell>
              <table:table-cell office:value-type="float" office:value="226.29">
                <text:p>226.29</text:p>
              </table:table-cell>
              <table:table-cell office:value-type="float" office:value="227.82">
                <text:p>227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47.23">
                <text:p>347.23</text:p>
              </table:table-cell>
              <table:table-cell office:value-type="float" office:value="341.89">
                <text:p>341.89</text:p>
              </table:table-cell>
              <table:table-cell office:value-type="float" office:value="323.69">
                <text:p>323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580.07">
                <text:p>580.07</text:p>
              </table:table-cell>
              <table:table-cell office:value-type="float" office:value="565.35">
                <text:p>565.35</text:p>
              </table:table-cell>
              <table:table-cell office:value-type="float" office:value="569.79">
                <text:p>569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858.03">
                <text:p>858.03</text:p>
              </table:table-cell>
              <table:table-cell office:value-type="float" office:value="812.29">
                <text:p>812.29</text:p>
              </table:table-cell>
              <table:table-cell office:value-type="float" office:value="825.05">
                <text:p>825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141.98">
                <text:p>1141.98</text:p>
              </table:table-cell>
              <table:table-cell office:value-type="float" office:value="1059.47">
                <text:p>1059.47</text:p>
              </table:table-cell>
              <table:table-cell office:value-type="float" office:value="1101.69">
                <text:p>1101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167.22">
                <text:p>2167.22</text:p>
              </table:table-cell>
              <table:table-cell office:value-type="float" office:value="1843.03">
                <text:p>1843.03</text:p>
              </table:table-cell>
              <table:table-cell office:value-type="float" office:value="1851.55">
                <text:p>1851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